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7.4cm" svg:height="1.7cm" svg:x="7.3cm" svg:y="2.8cm">
          <text:p text:style-name="P1">Main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4cm" svg:height="1.7cm" svg:x="3.3cm" svg:y="6.5cm">
          <text:p text:style-name="P1">kciTab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4cm" svg:height="1.7cm" svg:x="12.2cm" svg:y="6.5cm">
          <text:p text:style-name="P1">Doc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cm" svg:y1="4.5cm" svg:x2="7cm" svg:y2="6.5cm" draw:start-shape="id1" draw:start-glue-point="6" draw:end-shape="id2" draw:end-glue-point="4" svg:d="m11000 4500v1001h-4000v999" svg:viewBox="0 0 4001 2001">
          <text:p/>
        </draw:connector>
        <draw:connector draw:style-name="gr2" draw:text-style-name="P1" draw:layer="layout" svg:x1="11cm" svg:y1="4.5cm" svg:x2="15.9cm" svg:y2="6.5cm" draw:start-shape="id1" draw:start-glue-point="6" draw:end-shape="id3" draw:end-glue-point="4" svg:d="m11000 4500v1001h4900v999" svg:viewBox="0 0 49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16:59:32.19</meta:creation-date>
    <dc:date>2013-07-17T17:02:29.42</dc:date>
    <meta:editing-duration>P0D</meta:editing-duration>
    <meta:editing-cycles>1</meta:editing-cycles>
    <meta:document-statistic meta:object-count="5"/>
    <meta:generator>LibreOffice/4.0.4.2$Windows_x86 LibreOffice_project/9e9821abd0ffdbc09cd8c52eaa574fa09eb08f2</meta:generator>
  </office:meta>
</office:document-meta>
</file>